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rsid="00259fa2" officeooo:paragraph-rsid="00259fa2"/>
    </style:style>
    <style:style style:name="P3" style:family="paragraph" style:parent-style-name="Standard">
      <style:text-properties officeooo:rsid="00259fa2" officeooo:paragraph-rsid="002aff02"/>
    </style:style>
    <style:style style:name="P4" style:family="paragraph" style:parent-style-name="Standard">
      <style:text-properties officeooo:rsid="00259fa2" officeooo:paragraph-rsid="0034745a"/>
    </style:style>
    <style:style style:name="P5" style:family="paragraph" style:parent-style-name="Standard">
      <style:text-properties officeooo:rsid="00259fa2" officeooo:paragraph-rsid="004af465"/>
    </style:style>
    <style:style style:name="P6" style:family="paragraph" style:parent-style-name="Standard">
      <style:text-properties officeooo:rsid="002db4c7" officeooo:paragraph-rsid="00259fa2"/>
    </style:style>
    <style:style style:name="P7" style:family="paragraph" style:parent-style-name="Standard">
      <style:text-properties officeooo:rsid="0028a49c" officeooo:paragraph-rsid="0028a49c"/>
    </style:style>
    <style:style style:name="P8" style:family="paragraph" style:parent-style-name="Standard">
      <style:text-properties officeooo:rsid="00314a92" officeooo:paragraph-rsid="00314a92"/>
    </style:style>
    <style:style style:name="P9" style:family="paragraph" style:parent-style-name="Standard">
      <style:text-properties officeooo:rsid="00328ab7" officeooo:paragraph-rsid="00328ab7"/>
    </style:style>
    <style:style style:name="P10" style:family="paragraph" style:parent-style-name="Standard">
      <style:text-properties officeooo:rsid="0036de83" officeooo:paragraph-rsid="0036de83"/>
    </style:style>
    <style:style style:name="P11" style:family="paragraph" style:parent-style-name="Standard">
      <style:text-properties officeooo:rsid="003a7d30" officeooo:paragraph-rsid="003a7d30"/>
    </style:style>
    <style:style style:name="P12" style:family="paragraph" style:parent-style-name="Standard">
      <style:text-properties officeooo:rsid="003a7d30" officeooo:paragraph-rsid="00437f75"/>
    </style:style>
    <style:style style:name="P13" style:family="paragraph" style:parent-style-name="Standard">
      <style:text-properties officeooo:rsid="0034e63c" officeooo:paragraph-rsid="0034e63c"/>
    </style:style>
    <style:style style:name="P14" style:family="paragraph" style:parent-style-name="Standard">
      <style:text-properties officeooo:rsid="0034e63c" officeooo:paragraph-rsid="00424c08"/>
    </style:style>
    <style:style style:name="P15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16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17" style:family="paragraph" style:parent-style-name="Standard">
      <style:text-properties officeooo:rsid="004e3ecc" officeooo:paragraph-rsid="004e3ecc"/>
    </style:style>
    <style:style style:name="P18" style:family="paragraph" style:parent-style-name="Standard">
      <style:text-properties officeooo:rsid="00259fa2" officeooo:paragraph-rsid="003763d7"/>
    </style:style>
    <style:style style:name="P19" style:family="paragraph" style:parent-style-name="Standard">
      <style:text-properties officeooo:rsid="0034e63c" officeooo:paragraph-rsid="005020a4"/>
    </style:style>
    <style:style style:name="P20" style:family="paragraph" style:parent-style-name="Standard">
      <style:text-properties officeooo:rsid="0028a49c" officeooo:paragraph-rsid="0034e63c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248fd5"/>
    </style:style>
    <style:style style:name="T3" style:family="text">
      <style:text-properties fo:language="ru" fo:country="RU" officeooo:rsid="00248fd5"/>
    </style:style>
    <style:style style:name="T4" style:family="text">
      <style:text-properties officeooo:rsid="00272159"/>
    </style:style>
    <style:style style:name="T5" style:family="text">
      <style:text-properties officeooo:rsid="00273296"/>
    </style:style>
    <style:style style:name="T6" style:family="text">
      <style:text-properties officeooo:rsid="0029d770"/>
    </style:style>
    <style:style style:name="T7" style:family="text">
      <style:text-properties officeooo:rsid="002aff02"/>
    </style:style>
    <style:style style:name="T8" style:family="text">
      <style:text-properties officeooo:rsid="002c5a94"/>
    </style:style>
    <style:style style:name="T9" style:family="text">
      <style:text-properties officeooo:rsid="002db4c7"/>
    </style:style>
    <style:style style:name="T10" style:family="text">
      <style:text-properties officeooo:rsid="00328ab7"/>
    </style:style>
    <style:style style:name="T11" style:family="text">
      <style:text-properties officeooo:rsid="003763d7"/>
    </style:style>
    <style:style style:name="T12" style:family="text">
      <style:text-properties officeooo:rsid="0038cfb7"/>
    </style:style>
    <style:style style:name="T13" style:family="text">
      <style:text-properties officeooo:rsid="003bb0c7"/>
    </style:style>
    <style:style style:name="T14" style:family="text">
      <style:text-properties officeooo:rsid="003bfb9c"/>
    </style:style>
    <style:style style:name="T15" style:family="text">
      <style:text-properties officeooo:rsid="003fa8a1"/>
    </style:style>
    <style:style style:name="T16" style:family="text">
      <style:text-properties officeooo:rsid="0041269d"/>
    </style:style>
    <style:style style:name="T17" style:family="text">
      <style:text-properties officeooo:rsid="00437f75"/>
    </style:style>
    <style:style style:name="T18" style:family="text">
      <style:text-properties officeooo:rsid="00454bd8"/>
    </style:style>
    <style:style style:name="T19" style:family="text">
      <style:text-properties officeooo:rsid="0046d2f2"/>
    </style:style>
    <style:style style:name="T20" style:family="text">
      <style:text-properties officeooo:rsid="004af465"/>
    </style:style>
    <style:style style:name="T21" style:family="text">
      <style:text-properties officeooo:rsid="004ed676"/>
    </style:style>
    <style:style style:name="T22" style:family="text">
      <style:text-properties officeooo:rsid="005020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15"/>
            <text:p text:style-name="P15">Лабораторная работа № <text:span text:style-name="T2">4</text:span></text:p>
            <text:p text:style-name="P15"><text:span text:style-name="T3">Семантический</text:span> анализ транслируемой программы</text:p>
          </table:table-cell>
          <table:table-cell table:style-name="Таблица1.A1" office:value-type="string">
            <text:p text:style-name="P15">Студент<text:span text:style-name="T1">ы</text:span></text:p>
          </table:table-cell>
          <table:table-cell table:style-name="Таблица1.C1" office:value-type="string">
            <text:p text:style-name="P16">Стрельцов В. О.</text:p>
            <text:p text:style-name="P16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15">Группа</text:p>
          </table:table-cell>
          <table:table-cell table:style-name="Таблица1.C2" office:value-type="string">
            <text:p text:style-name="P15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15">Преподаватель</text:p>
          </table:table-cell>
          <table:table-cell table:style-name="Таблица1.C2" office:value-type="string">
            <text:p text:style-name="P15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9">Р</text:span>еализуемы<text:span text:style-name="T9">е</text:span> провер<text:span text:style-name="T9">ки</text:span></text:p>
      <text:p text:style-name="P6"/>
      <text:p text:style-name="P4"><text:span text:style-name="T17">+</text:span><text:span text:style-name="T4">1. Вычислимость</text:span> выражени<text:span text:style-name="T4">й</text:span>, стоящи<text:span text:style-name="T4">х</text:span> в условиях (циклы, развилки)<text:span text:style-name="T4">. Например, нельзя ставить </text:span><text:span text:style-name="T6">(</text:span><text:span text:style-name="T11">loop</text:span><text:span text:style-name="T4"> </text:span><text:span text:style-name="T10">…</text:span><text:span text:style-name="T6">)</text:span><text:span text:style-name="T4"> как условие.</text:span></text:p>
      <text:p text:style-name="P14"><text:span text:style-name="T17">+</text:span><text:span text:style-name="T16">2. Корректность задания массива для итераций — им может быть либо ранее объявленная переменная, либо результат выполнения функции (list …) или (vector …).</text:span></text:p>
      <text:p text:style-name="P5"><text:span text:style-name="T17">+</text:span><text:span text:style-name="T20">3</text:span><text:span text:style-name="T4">. </text:span><text:span text:style-name="T5">Вычислимость выражений, передаваемых как аргументы </text:span><text:span text:style-name="T13">в</text:span><text:span text:style-name="T5"> функци</text:span><text:span text:style-name="T13">ю, </text:span><text:span text:style-name="T20">в т. ч. </text:span><text:span text:style-name="T15">стоящих «в правой части» присваивания.</text:span></text:p>
      <text:p text:style-name="P3"><text:span text:style-name="T7">4. Правильность задания формальных параметров функций — ими должны быть </text:span><text:span text:style-name="T8">неповторяющиеся</text:span><text:span text:style-name="T7"> идентификаторы.</text:span></text:p>
      <text:p text:style-name="P11">5. Существование функции при ее вызове.</text:p>
      <text:p text:style-name="P12"><text:span text:style-name="T17">6. Существование передаваемых в функцию переменных</text:span><text:span text:style-name="T17">.</text:span></text:p>
      <text:p text:style-name="P18"><text:span text:style-name="T18">7</text:span><text:span text:style-name="T11">. Соответствие количества передаваемых </text:span><text:span text:style-name="T12">в функцию</text:span><text:span text:style-name="T11"> параметров количеству, указанному при </text:span><text:span text:style-name="T12">ее </text:span><text:span text:style-name="T11">объявлении.</text:span></text:p>
      <text:p text:style-name="P19"><text:span text:style-name="T22">+8</text:span><text:span text:style-name="T11">. </text:span><text:span text:style-name="T14">Отсутствие двух </text:span><text:span text:style-name="T19">и более </text:span><text:span text:style-name="T14">объявлений </text:span><text:span text:style-name="T22">функций</text:span><text:span text:style-name="T14"> с одним именем.</text:span></text:p>
      <text:p text:style-name="P10"><text:span text:style-name="T22">9</text:span>. Существование класса при создании объекта.</text:p>
      <text:p text:style-name="P7"><text:span text:style-name="T22">10</text:span>. Существование класса, указанного как родительский, при наследовании.</text:p>
      <text:p text:style-name="P17">1<text:span text:style-name="T22">1</text:span>. Существование поля класса при обращении к нему.</text:p>
      <text:p text:style-name="P13"><text:span text:style-name="T22">+</text:span><text:span text:style-name="T20">1</text:span><text:span text:style-name="T22">2</text:span>. <text:span text:style-name="T14">Отсутствие двух </text:span><text:span text:style-name="T19">и более </text:span><text:span text:style-name="T14">объявлений классов с одним именем.</text:span></text:p>
      <text:p text:style-name="P20"/>
      <text:p text:style-name="P8">Заголовочный файл со структурами данных, используемыми на этапе семантического анализа</text:p>
      <text:p text:style-name="P8"/>
      <text:p text:style-name="P9">&lt;copypaste&gt; … &lt;/copypast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18T13:22:28</dc:date>
    <meta:editing-duration>PT46M41S</meta:editing-duration>
    <meta:editing-cycles>43</meta:editing-cycles>
    <meta:generator>LibreOffice/3.6$Linux_X86_64 LibreOffice_project/360m1$Build-2</meta:generator>
    <meta:document-statistic meta:table-count="1" meta:image-count="0" meta:object-count="0" meta:page-count="1" meta:paragraph-count="25" meta:word-count="172" meta:character-count="1271" meta:non-whitespace-character-count="1124"/>
  </office:meta>
</office:document-meta>
</file>